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14" calcext:value-type="float">
            <text:p>1014</text:p>
          </table:table-cell>
          <table:table-cell table:style-name="ce7" table:formula="of:=COUNTIF([.B7:.B1095];&quot;X&quot;)" office:value-type="float" office:value="866" calcext:value-type="float">
            <text:p>866</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4" calcext:value-type="float">
            <text:p>74</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8" calcext:value-type="float">
            <text:p>118</text:p>
          </table:table-cell>
          <table:table-cell table:style-name="ce25" table:formula="of:=SUM([.B2:.F2])" office:value-type="float" office:value="1078" calcext:value-type="float">
            <text:p>107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r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3" table:number-rows-repeated="36">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21">00/00/0000</text:date>, <text:time style:data-style-name="N2" text:time-value="20:05:03.54588398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9-21T20:05:44.312422346</dc:date>
    <meta:editing-duration>P1DT3H48M20S</meta:editing-duration>
    <meta:editing-cycles>1018</meta:editing-cycles>
    <meta:document-statistic meta:table-count="1" meta:cell-count="6111" meta:object-count="0"/>
  </office:meta>
</office:document-meta>
</file>